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궁서" svg:font-family="궁서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d3c" officeooo:paragraph-rsid="0003ed3c"/>
    </style:style>
    <style:style style:name="P2" style:family="paragraph" style:parent-style-name="Standard">
      <style:text-properties officeooo:rsid="0003ed3c" officeooo:paragraph-rsid="00180933"/>
    </style:style>
    <style:style style:name="P3" style:family="paragraph" style:parent-style-name="Standard">
      <style:text-properties officeooo:rsid="00043035" officeooo:paragraph-rsid="00043035"/>
    </style:style>
    <style:style style:name="P4" style:family="paragraph" style:parent-style-name="Standard">
      <style:text-properties officeooo:rsid="00043035" officeooo:paragraph-rsid="001519b0"/>
    </style:style>
    <style:style style:name="P5" style:family="paragraph" style:parent-style-name="Standard">
      <style:text-properties officeooo:rsid="0001189a" officeooo:paragraph-rsid="00066fc7"/>
    </style:style>
    <style:style style:name="P6" style:family="paragraph" style:parent-style-name="Standard">
      <style:text-properties officeooo:rsid="00070110" officeooo:paragraph-rsid="00070110"/>
    </style:style>
    <style:style style:name="P7" style:family="paragraph" style:parent-style-name="Standard">
      <style:text-properties officeooo:rsid="000e6bc4" officeooo:paragraph-rsid="000e6bc4"/>
    </style:style>
    <style:style style:name="P8" style:family="paragraph" style:parent-style-name="Standard">
      <style:text-properties fo:color="#c9211e" style:font-name="궁서" fo:font-weight="bold" officeooo:rsid="000e6bc4" officeooo:paragraph-rsid="000e6bc4" style:font-name-asian="궁서" style:font-weight-asian="bold" style:font-weight-complex="bold"/>
    </style:style>
    <style:style style:name="P9" style:family="paragraph" style:parent-style-name="Standard">
      <style:text-properties officeooo:rsid="00104a6d" officeooo:paragraph-rsid="00104a6d"/>
    </style:style>
    <style:style style:name="P10" style:family="paragraph" style:parent-style-name="Standard">
      <style:text-properties officeooo:paragraph-rsid="0014cf5c"/>
    </style:style>
    <style:style style:name="P11" style:family="paragraph" style:parent-style-name="Standard">
      <style:text-properties officeooo:rsid="001519b0" officeooo:paragraph-rsid="001519b0"/>
    </style:style>
    <style:style style:name="P12" style:family="paragraph" style:parent-style-name="Standard">
      <style:text-properties officeooo:paragraph-rsid="001519b0"/>
    </style:style>
    <style:style style:name="P13" style:family="paragraph" style:parent-style-name="Standard">
      <style:text-properties fo:font-style="italic" officeooo:rsid="0003ed3c" officeooo:paragraph-rsid="00180933" style:font-style-asian="italic" style:font-style-complex="italic"/>
    </style:style>
    <style:style style:name="P14" style:family="paragraph" style:parent-style-name="Standard">
      <style:text-properties fo:font-style="italic" officeooo:rsid="0003ed3c" officeooo:paragraph-rsid="0019f7ed" style:font-style-asian="italic" style:font-style-complex="italic"/>
    </style:style>
    <style:style style:name="P15" style:family="paragraph" style:parent-style-name="Standard">
      <style:text-properties officeooo:paragraph-rsid="0019f7ed"/>
    </style:style>
    <style:style style:name="P16" style:family="paragraph" style:parent-style-name="Standard">
      <style:text-properties officeooo:rsid="001dbba1" officeooo:paragraph-rsid="001dbba1"/>
    </style:style>
    <style:style style:name="P17" style:family="paragraph" style:parent-style-name="Standard">
      <style:text-properties fo:font-style="normal" officeooo:rsid="00208201" officeooo:paragraph-rsid="00208201" style:font-style-asian="normal" style:font-style-complex="normal"/>
    </style:style>
    <style:style style:name="P18" style:family="paragraph" style:parent-style-name="Standard">
      <style:text-properties fo:font-style="normal" officeooo:rsid="00208201" officeooo:paragraph-rsid="00066fc7" style:font-style-asian="normal" style:font-style-complex="normal"/>
    </style:style>
    <style:style style:name="P19" style:family="paragraph" style:parent-style-name="Standard">
      <style:text-properties fo:font-style="normal" officeooo:rsid="001dbba1" officeooo:paragraph-rsid="001fab3d" style:font-style-asian="normal" style:font-style-complex="normal"/>
    </style:style>
    <style:style style:name="P20" style:family="paragraph" style:parent-style-name="Standard">
      <style:paragraph-properties fo:break-before="page"/>
      <style:text-properties officeooo:rsid="0001189a" officeooo:paragraph-rsid="00066fc7"/>
    </style:style>
    <style:style style:name="P21" style:family="paragraph" style:parent-style-name="Standard">
      <style:paragraph-properties fo:break-before="page"/>
      <style:text-properties officeooo:rsid="0003ed3c" officeooo:paragraph-rsid="0003ed3c"/>
    </style:style>
    <style:style style:name="P22" style:family="paragraph" style:parent-style-name="Standard">
      <style:text-properties officeooo:rsid="0001189a" officeooo:paragraph-rsid="00066fc7"/>
    </style:style>
    <style:style style:name="P23" style:family="paragraph" style:parent-style-name="Standard">
      <style:text-properties officeooo:rsid="0024f6ad" officeooo:paragraph-rsid="0024f6ad"/>
    </style:style>
    <style:style style:name="P24" style:family="paragraph" style:parent-style-name="Standard">
      <style:text-properties officeooo:rsid="0024f6ad" officeooo:paragraph-rsid="0025d700"/>
    </style:style>
    <style:style style:name="P25" style:family="paragraph" style:parent-style-name="Standard">
      <style:text-properties officeooo:rsid="00258d00" officeooo:paragraph-rsid="00258d00"/>
    </style:style>
    <style:style style:name="P26" style:family="paragraph" style:parent-style-name="Standard">
      <style:text-properties officeooo:rsid="00258d00" officeooo:paragraph-rsid="0025d700"/>
    </style:style>
    <style:style style:name="T1" style:family="text">
      <style:text-properties officeooo:rsid="00104a6d"/>
    </style:style>
    <style:style style:name="T2" style:family="text">
      <style:text-properties officeooo:rsid="001275e3"/>
    </style:style>
    <style:style style:name="T3" style:family="text">
      <style:text-properties officeooo:rsid="0013854a"/>
    </style:style>
    <style:style style:name="T4" style:family="text">
      <style:text-properties officeooo:rsid="001519b0"/>
    </style:style>
    <style:style style:name="T5" style:family="text">
      <style:text-properties officeooo:rsid="00043035"/>
    </style:style>
    <style:style style:name="T6" style:family="text">
      <style:text-properties officeooo:rsid="000df258"/>
    </style:style>
    <style:style style:name="T7" style:family="text">
      <style:text-properties officeooo:rsid="0019f7ed"/>
    </style:style>
    <style:style style:name="T8" style:family="text">
      <style:text-properties fo:font-style="italic" officeooo:rsid="0003ed3c" style:font-style-asian="italic" style:font-style-complex="italic"/>
    </style:style>
    <style:style style:name="T9" style:family="text">
      <style:text-properties fo:font-style="italic" officeooo:rsid="0019f7ed" style:font-style-asian="italic" style:font-style-complex="italic"/>
    </style:style>
    <style:style style:name="T10" style:family="text">
      <style:text-properties officeooo:rsid="001b4611"/>
    </style:style>
    <style:style style:name="T11" style:family="text">
      <style:text-properties officeooo:rsid="002175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DT 파일 건들지 말아주세요</text:p>
      <text:p text:style-name="P7"/>
      <text:p text:style-name="P6"/>
      <text:p text:style-name="P6">FTP DL</text:p>
      <text:p text:style-name="P6">setup → window_size : 5</text:p>
      <text:p text:style-name="P6">queue delay : 250</text:p>
      <text:p text:style-name="P6">guard delay : 300</text:p>
      <text:p text:style-name="P6">satellite rx_guard : 300</text:p>
      <text:p text:style-name="P6"/>
      <text:p text:style-name="P6">FTP UL</text:p>
      <text:p text:style-name="P6">setup → window_size : <text:span text:style-name="T2">12</text:span></text:p>
      <text:p text:style-name="P6">queue delay : 150</text:p>
      <text:p text:style-name="P6">guard delay : 300</text:p>
      <text:p text:style-name="P6">satellite rx_guard : <text:span text:style-name="T1">1</text:span><text:span text:style-name="T3">00</text:span></text:p>
      <text:p text:style-name="P6"/>
      <text:p text:style-name="P9">Upload File Path</text:p>
      <text:p text:style-name="P9">Local : patch/ftp_lib.so_aa</text:p>
      <text:p text:style-name="P10">Remote : /root/cf/ftp_lib.so_aa001</text:p>
      <text:p text:style-name="P1"/>
      <text:p text:style-name="P2"/>
      <text:p text:style-name="P2">/<text:span text:style-name="T6">etc/profile.d/</text:span></text:p>
      <text:p text:style-name="P2"/>
      <text:p text:style-name="P2"/>
      <text:p text:style-name="P13">fsw/ftp_lib001.so_<text:span text:style-name="T7">mapfile</text:span></text:p>
      <text:p text:style-name="P14">/root/cf/ftp_lib<text:span text:style-name="T7">001</text:span>.so.<text:span text:style-name="T7">map</text:span></text:p>
      <text:p text:style-name="P14"/>
      <text:p text:style-name="P14">fsw/ftp_lib00<text:span text:style-name="T7">2</text:span>.so_<text:span text:style-name="T7">mapfile</text:span></text:p>
      <text:p text:style-name="P14">/root/cf/ftp_lib<text:span text:style-name="T7">002</text:span>.so.<text:span text:style-name="T7">map</text:span></text:p>
      <text:p text:style-name="P14"/>
      <text:p text:style-name="P14">fsw/ftp_lib00<text:span text:style-name="T7">4</text:span>.so_<text:span text:style-name="T7">mapfile</text:span></text:p>
      <text:p text:style-name="P14">/root/cf/ftp_lib<text:span text:style-name="T7">004</text:span>.so.<text:span text:style-name="T7">map</text:span></text:p>
      <text:p text:style-name="P14"/>
      <text:p text:style-name="P15"><text:span text:style-name="T8">fsw/</text:span><text:span text:style-name="T9">shellscript1.sh</text:span></text:p>
      <text:p text:style-name="P14">/<text:span text:style-name="T7">etc/profile.d</text:span>/<text:span text:style-name="T7">1.sh</text:span></text:p>
      <text:p text:style-name="P14"/>
      <text:p text:style-name="P14">fsw/<text:span text:style-name="T7">shellscript1.sh_mapfile</text:span></text:p>
      <text:p text:style-name="P14">/<text:span text:style-name="T7">etc/profile.d</text:span>/<text:span text:style-name="T7">1.sh.map</text:span></text:p>
      <text:p text:style-name="P14"/>
      <text:p text:style-name="P14">fsw/<text:span text:style-name="T7">shellscript2.sh</text:span></text:p>
      <text:p text:style-name="P14">/<text:span text:style-name="T7">etc/profile.d</text:span>/<text:span text:style-name="T7">2.sh</text:span></text:p>
      <text:p text:style-name="P14"/>
      <text:p text:style-name="P14">fsw/<text:span text:style-name="T7">shellscript1.sh_mapfile</text:span></text:p>
      <text:p text:style-name="P14">/<text:span text:style-name="T7">etc/profile.d</text:span>/<text:span text:style-name="T7">2.sh.map</text:span></text:p>
      <text:p text:style-name="P14"/>
      <text:p text:style-name="P21">SNSR 155번</text:p>
      <text:p text:style-name="P1">Local <text:s text:c="3"/>: data/snsr/--2022-11-30-16-21-34--snsr00000155.raw</text:p>
      <text:p text:style-name="P1">Remote : /mnt/ds/snsr/snsr00000155.raw</text:p>
      <text:p text:style-name="P1"/>
      <text:p text:style-name="P1"/>
      <text:p text:style-name="P1"/>
      <text:p text:style-name="P3">HK 668번</text:p>
      <text:p text:style-name="P3">Local<text:tab/><text:tab/>: data/hk/--2022-12-13-03-31-09--hktlm00000668.hk</text:p>
      <text:p text:style-name="P3">Remote<text:tab/>: /mnt/ds/hk/hktlm00000668.hk</text:p>
      <text:p text:style-name="P5"/>
      <text:p text:style-name="P11">HK 1번</text:p>
      <text:p text:style-name="P4">Local<text:tab/><text:tab/>: data/hk/hk-after-reboot0327.hk</text:p>
      <text:p text:style-name="P12"><text:span text:style-name="T5">Remote<text:tab/>: /mnt/ds/hk/hktlm00000</text:span><text:span text:style-name="T4">001</text:span><text:span text:style-name="T5">.hk</text:span></text:p>
      <text:p text:style-name="P5"/>
      <text:p text:style-name="P5">test file list</text:p>
      <text:p text:style-name="P5">-FTP DL</text:p>
      <text:p text:style-name="P5">data/hk/--2023-01-25-11-31-41--hktlm00000001.hk</text:p>
      <text:p text:style-name="P5">/mnt/ds/hk/hktlm00000001.hk</text:p>
      <text:p text:style-name="P5"/>
      <text:p text:style-name="P18">/root/dflog.txt</text:p>
      <text:p text:style-name="P17">fsw/dflog2204<text:span text:style-name="T11">19</text:span>.txt</text:p>
      <text:p text:style-name="P5"/>
      <text:p text:style-name="P5">-FTP UL</text:p>
      <text:p text:style-name="P5">fsw/upload_files/ftp_lib.so</text:p>
      <text:p text:style-name="P5">/root/cf/ftp_lib.so</text:p>
      <text:p text:style-name="P5"/>
      <text:p text:style-name="P16">meow_lib.so</text:p>
      <text:p text:style-name="P19">/tmp/meow_lib.so</text:p>
      <text:p text:style-name="P19"/>
      <text:p text:style-name="P19"/>
      <text:p text:style-name="P19">lsmnt3.txt</text:p>
      <text:p text:style-name="P19">/root/lsmnt3.txt</text:p>
      <text:p text:style-name="P20">FTP_LIB</text:p>
      <text:p text:style-name="P5">IO_FTP_LibInit</text:p>
      <text:p text:style-name="P5">ftp_lib.so</text:p>
      <text:p text:style-name="P5">8196</text:p>
      <text:p text:style-name="P5">0</text:p>
      <text:p text:style-name="P5">20</text:p>
      <text:p text:style-name="P5"/>
      <text:p text:style-name="P5">RWA</text:p>
      <text:p text:style-name="P5">RWA_AppMain</text:p>
      <text:p text:style-name="P5">/<text:span text:style-name="T10">cf/</text:span>../../tmp/rwa.so</text:p>
      <text:p text:style-name="P5">2048</text:p>
      <text:p text:style-name="P5">0</text:p>
      <text:p text:style-name="P5">10</text:p>
      <text:p text:style-name="P5"/>
      <text:p text:style-name="P5"/>
      <text:p text:style-name="P5"/>
      <text:p text:style-name="P5"/>
      <text:p text:style-name="P5"/>
      <text:p text:style-name="P23">FTP UL</text:p>
      <text:p text:style-name="P25">chunk size: 200</text:p>
      <text:p text:style-name="P23">local: ftp_lib.so</text:p>
      <text:p text:style-name="P23">remote: /root/cf/ftp_lib102.so</text:p>
      <text:p text:style-name="P23"/>
      <text:p text:style-name="P26">chunk size: 200</text:p>
      <text:p text:style-name="P24">local: ftp_lib_trunc_c23_82</text:p>
      <text:p text:style-name="P24">remote: /root/cf/ftp_lib_trunc_c23_8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궁서" svg:font-family="궁서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16:26:30.248991374</meta:creation-date>
    <meta:generator>LibreOffice/6.4.7.2$Linux_X86_64 LibreOffice_project/40$Build-2</meta:generator>
    <dc:date>2023-06-12T16:42:27.455234572</dc:date>
    <meta:editing-duration>P41DT15H32M56S</meta:editing-duration>
    <meta:editing-cycles>25</meta:editing-cycles>
    <meta:document-statistic meta:table-count="0" meta:image-count="0" meta:object-count="0" meta:page-count="3" meta:paragraph-count="70" meta:word-count="151" meta:character-count="1359" meta:non-whitespace-character-count="1289"/>
  </office:meta>
</office:document-meta>
</file>